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_data_office_y_2" table:style-name="ta1">
        <table:shapes>
          <draw:frame draw:z-index="0" draw:style-name="gr1" draw:text-style-name="P1" svg:width="6.2953in" svg:height="3.5453in" svg:x="11.0012in" svg:y="0.4496in">
            <draw:object draw:notify-on-update-of-ranges="sensor_data_office_y_2.B1:sensor_data_office_y_2.B1 sensor_data_office_y_2.B2:sensor_data_office_y_2.B188 sensor_data_office_y_2.E1:sensor_data_office_y_2.E1 sensor_data_office_y_2.E2:sensor_data_office_y_2.E1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0.000374999999999993" calcext:value-type="float">
            <text:p>0.000374999999999993</text:p>
          </table:table-cell>
          <table:table-cell office:value-type="float" office:value="0.000585000000000008" calcext:value-type="float">
            <text:p>0.0005850000000000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22500000000009" calcext:value-type="float">
            <text:p>0.000622500000000009</text:p>
          </table:table-cell>
          <table:table-cell office:value-type="float" office:value="0.000100500000000007" calcext:value-type="float">
            <text:p>0.00010050000000000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110949999999999" calcext:value-type="float">
            <text:p>-0.00110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825" calcext:value-type="float">
            <text:p>-0.000682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0869499999999988" calcext:value-type="float">
            <text:p>-0.0008694999999999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825" calcext:value-type="float">
            <text:p>-0.000682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-0.001355" calcext:value-type="float">
            <text:p>-0.001355</text:p>
          </table:table-cell>
          <table:table-cell office:value-type="float" office:value="0.000630000000000001" calcext:value-type="float">
            <text:p>0.000630000000000001</text:p>
          </table:table-cell>
          <table:table-cell office:value-type="float" office:value="-0.000277499999999989" calcext:value-type="float">
            <text:p>-0.000277499999999989</text:p>
          </table:table-cell>
          <table:table-cell office:value-type="float" office:value="-0.000869499999999988" calcext:value-type="float">
            <text:p>-0.0008694999999999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-0.00159499999999999" calcext:value-type="float">
            <text:p>-0.001594999999999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277499999999989" calcext:value-type="float">
            <text:p>-0.000277499999999989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5" calcext:value-type="float">
            <text:p>-0.000532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-0.000427499999999988" calcext:value-type="float">
            <text:p>-0.000427499999999988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5" calcext:value-type="float">
            <text:p>-0.000532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-0.001355" calcext:value-type="float">
            <text:p>-0.001355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-0.00110949999999999" calcext:value-type="float">
            <text:p>-0.00110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277499999999989" calcext:value-type="float">
            <text:p>-0.000277499999999989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" calcext:value-type="float">
            <text:p>-0.000382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96" calcext:value-type="float">
            <text:p>-8.24999999999996E-0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0.000630000000000001" calcext:value-type="float">
            <text:p>0.000630000000000001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5" calcext:value-type="float">
            <text:p>-0.0005325</text:p>
          </table:table-cell>
          <table:table-cell office:value-type="float" office:value="0.000374999999999993" calcext:value-type="float">
            <text:p>0.000374999999999993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" calcext:value-type="float">
            <text:p>-0.000382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325" calcext:value-type="float">
            <text:p>-0.000832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825" calcext:value-type="float">
            <text:p>-0.000982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825" calcext:value-type="float">
            <text:p>-0.000982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-0.000869499999999988" calcext:value-type="float">
            <text:p>-0.0008694999999999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1325" calcext:value-type="float">
            <text:p>-0.001132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825" calcext:value-type="float">
            <text:p>-0.000682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-0.000277499999999989" calcext:value-type="float">
            <text:p>-0.000277499999999989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" calcext:value-type="float">
            <text:p>-0.000382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-0.000277499999999989" calcext:value-type="float">
            <text:p>-0.000277499999999989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825" calcext:value-type="float">
            <text:p>-0.000982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1325" calcext:value-type="float">
            <text:p>-0.001132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-0.000869499999999988" calcext:value-type="float">
            <text:p>-0.0008694999999999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0.000524999999999992" calcext:value-type="float">
            <text:p>0.000524999999999992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825" calcext:value-type="float">
            <text:p>-0.000982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472500000000011" calcext:value-type="float">
            <text:p>0.000472500000000011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825" calcext:value-type="float">
            <text:p>-0.000682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825" calcext:value-type="float">
            <text:p>-0.000982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5" calcext:value-type="float">
            <text:p>-0.0005325</text:p>
          </table:table-cell>
          <table:table-cell office:value-type="float" office:value="0.000374999999999993" calcext:value-type="float">
            <text:p>0.000374999999999993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-0.000869499999999988" calcext:value-type="float">
            <text:p>-0.0008694999999999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0.000374999999999993" calcext:value-type="float">
            <text:p>0.000374999999999993</text:p>
          </table:table-cell>
          <table:table-cell office:value-type="float" office:value="-0.000144999999999996" calcext:value-type="float">
            <text:p>-0.000144999999999996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96" calcext:value-type="float">
            <text:p>-8.24999999999996E-0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-0.000144999999999996" calcext:value-type="float">
            <text:p>-0.000144999999999996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-0.000277499999999989" calcext:value-type="float">
            <text:p>-0.000277499999999989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0.000100500000000007" calcext:value-type="float">
            <text:p>0.00010050000000000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0.000524999999999992" calcext:value-type="float">
            <text:p>0.000524999999999992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0.000580500000000008" calcext:value-type="float">
            <text:p>0.0005805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96" calcext:value-type="float">
            <text:p>-8.24999999999996E-0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0630000000000001" calcext:value-type="float">
            <text:p>0.000630000000000001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0.000340500000000009" calcext:value-type="float">
            <text:p>0.00034050000000000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0.00154500000000001" calcext:value-type="float">
            <text:p>0.00154500000000001</text:p>
          </table:table-cell>
          <table:table-cell office:value-type="float" office:value="-0.000119999999999999" calcext:value-type="float">
            <text:p>-0.000119999999999999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0.00082050000000001" calcext:value-type="float">
            <text:p>0.00082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0.00130500000000001" calcext:value-type="float">
            <text:p>0.00130500000000001</text:p>
          </table:table-cell>
          <table:table-cell office:value-type="float" office:value="-0.000119999999999999" calcext:value-type="float">
            <text:p>-0.000119999999999999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0.00082050000000001" calcext:value-type="float">
            <text:p>0.00082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75" calcext:value-type="float">
            <text:p>0.000517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0.000580500000000008" calcext:value-type="float">
            <text:p>0.0005805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0.000322500000000012" calcext:value-type="float">
            <text:p>0.000322500000000012</text:p>
          </table:table-cell>
          <table:table-cell office:value-type="float" office:value="0.00106050000000001" calcext:value-type="float">
            <text:p>0.00106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675" calcext:value-type="float">
            <text:p>0.0009675</text:p>
          </table:table-cell>
          <table:table-cell office:value-type="float" office:value="0.000524999999999992" calcext:value-type="float">
            <text:p>0.000524999999999992</text:p>
          </table:table-cell>
          <table:table-cell office:value-type="float" office:value="0.000585000000000008" calcext:value-type="float">
            <text:p>0.000585000000000008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0.00106050000000001" calcext:value-type="float">
            <text:p>0.00106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75" calcext:value-type="float">
            <text:p>0.000517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0.00130500000000001" calcext:value-type="float">
            <text:p>0.00130500000000001</text:p>
          </table:table-cell>
          <table:table-cell office:value-type="float" office:value="-0.000119999999999999" calcext:value-type="float">
            <text:p>-0.000119999999999999</text:p>
          </table:table-cell>
          <table:table-cell office:value-type="float" office:value="0.000172500000000014" calcext:value-type="float">
            <text:p>0.000172500000000014</text:p>
          </table:table-cell>
          <table:table-cell office:value-type="float" office:value="0.000580500000000008" calcext:value-type="float">
            <text:p>0.0005805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75" calcext:value-type="float">
            <text:p>0.000517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322500000000012" calcext:value-type="float">
            <text:p>0.000322500000000012</text:p>
          </table:table-cell>
          <table:table-cell office:value-type="float" office:value="0.000340500000000009" calcext:value-type="float">
            <text:p>0.00034050000000000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0.000585000000000008" calcext:value-type="float">
            <text:p>0.000585000000000008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0.000580500000000008" calcext:value-type="float">
            <text:p>0.0005805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0.000585000000000008" calcext:value-type="float">
            <text:p>0.000585000000000008</text:p>
          </table:table-cell>
          <table:table-cell office:value-type="float" office:value="-0.000119999999999999" calcext:value-type="float">
            <text:p>-0.000119999999999999</text:p>
          </table:table-cell>
          <table:table-cell office:value-type="float" office:value="0.000322500000000012" calcext:value-type="float">
            <text:p>0.000322500000000012</text:p>
          </table:table-cell>
          <table:table-cell office:value-type="float" office:value="0.00082050000000001" calcext:value-type="float">
            <text:p>0.00082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0.000524999999999992" calcext:value-type="float">
            <text:p>0.000524999999999992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772500000000008" calcext:value-type="float">
            <text:p>0.000772500000000008</text:p>
          </table:table-cell>
          <table:table-cell office:value-type="float" office:value="0.000340500000000009" calcext:value-type="float">
            <text:p>0.00034050000000000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175" calcext:value-type="float">
            <text:p>0.000817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-0.000719999999999999" calcext:value-type="float">
            <text:p>-0.000719999999999999</text:p>
          </table:table-cell>
          <table:table-cell office:value-type="float" office:value="0.000322500000000012" calcext:value-type="float">
            <text:p>0.000322500000000012</text:p>
          </table:table-cell>
          <table:table-cell office:value-type="float" office:value="0.000100500000000007" calcext:value-type="float">
            <text:p>0.00010050000000000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175" calcext:value-type="float">
            <text:p>0.0008175</text:p>
          </table:table-cell>
          <table:table-cell office:value-type="float" office:value="-0.000375000000000007" calcext:value-type="float">
            <text:p>-0.000375000000000007</text:p>
          </table:table-cell>
          <table:table-cell office:value-type="float" office:value="-0.000144999999999996" calcext:value-type="float">
            <text:p>-0.000144999999999996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0.000340500000000009" calcext:value-type="float">
            <text:p>0.00034050000000000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75" calcext:value-type="float">
            <text:p>0.000517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0727499999999992" calcext:value-type="float">
            <text:p>-0.000727499999999992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0.000824999999999996" calcext:value-type="float">
            <text:p>0.000824999999999996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-0.00207749999999999" calcext:value-type="float">
            <text:p>-0.00207749999999999</text:p>
          </table:table-cell>
          <table:table-cell office:value-type="float" office:value="0.00590050000000001" calcext:value-type="float">
            <text:p>0.00590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8675" calcext:value-type="float">
            <text:p>0.1608675</text:p>
          </table:table-cell>
          <table:table-cell office:value-type="float" office:value="-4.536375" calcext:value-type="float">
            <text:p>-4.536375</text:p>
          </table:table-cell>
          <table:table-cell office:value-type="float" office:value="2.363225" calcext:value-type="float">
            <text:p>2.363225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-0.0439275" calcext:value-type="float">
            <text:p>-0.0439275</text:p>
          </table:table-cell>
          <table:table-cell office:value-type="float" office:value="-0.00449949999999999" calcext:value-type="float">
            <text:p>-0.00449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51325" calcext:value-type="float">
            <text:p>-0.9851325</text:p>
          </table:table-cell>
          <table:table-cell office:value-type="float" office:value="-3.641025" calcext:value-type="float">
            <text:p>-3.641025</text:p>
          </table:table-cell>
          <table:table-cell office:value-type="float" office:value="5.683465" calcext:value-type="float">
            <text:p>5.683465</text:p>
          </table:table-cell>
          <table:table-cell office:value-type="float" office:value="0.02238" calcext:value-type="float">
            <text:p>0.02238</text:p>
          </table:table-cell>
          <table:table-cell office:value-type="float" office:value="-0.0449775" calcext:value-type="float">
            <text:p>-0.0449775</text:p>
          </table:table-cell>
          <table:table-cell office:value-type="float" office:value="-0.000869499999999988" calcext:value-type="float">
            <text:p>-0.0008694999999999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2825" calcext:value-type="float">
            <text:p>-0.7932825</text:p>
          </table:table-cell>
          <table:table-cell office:value-type="float" office:value="-3.631125" calcext:value-type="float">
            <text:p>-3.631125</text:p>
          </table:table-cell>
          <table:table-cell office:value-type="float" office:value="5.602155" calcext:value-type="float">
            <text:p>5.602155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-0.0458775" calcext:value-type="float">
            <text:p>-0.0458775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7325" calcext:value-type="float">
            <text:p>-0.7937325</text:p>
          </table:table-cell>
          <table:table-cell office:value-type="float" office:value="-3.640275" calcext:value-type="float">
            <text:p>-3.640275</text:p>
          </table:table-cell>
          <table:table-cell office:value-type="float" office:value="5.599735" calcext:value-type="float">
            <text:p>5.599735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-0.0460275" calcext:value-type="float">
            <text:p>-0.0460275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7325" calcext:value-type="float">
            <text:p>-0.7937325</text:p>
          </table:table-cell>
          <table:table-cell office:value-type="float" office:value="-3.635325" calcext:value-type="float">
            <text:p>-3.635325</text:p>
          </table:table-cell>
          <table:table-cell office:value-type="float" office:value="5.600945" calcext:value-type="float">
            <text:p>5.600945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0.0464775" calcext:value-type="float">
            <text:p>-0.0464775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7325" calcext:value-type="float">
            <text:p>-0.7937325</text:p>
          </table:table-cell>
          <table:table-cell office:value-type="float" office:value="-3.636675" calcext:value-type="float">
            <text:p>-3.636675</text:p>
          </table:table-cell>
          <table:table-cell office:value-type="float" office:value="5.600705" calcext:value-type="float">
            <text:p>5.600705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-0.0464775" calcext:value-type="float">
            <text:p>-0.0464775</text:p>
          </table:table-cell>
          <table:table-cell office:value-type="float" office:value="-0.00183949999999999" calcext:value-type="float">
            <text:p>-0.00183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2825" calcext:value-type="float">
            <text:p>-0.7932825</text:p>
          </table:table-cell>
          <table:table-cell office:value-type="float" office:value="-3.635025" calcext:value-type="float">
            <text:p>-3.635025</text:p>
          </table:table-cell>
          <table:table-cell office:value-type="float" office:value="5.599495" calcext:value-type="float">
            <text:p>5.59949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-0.00207949999999999" calcext:value-type="float">
            <text:p>-0.00207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5825" calcext:value-type="float">
            <text:p>-0.7935825</text:p>
          </table:table-cell>
          <table:table-cell office:value-type="float" office:value="-3.646575" calcext:value-type="float">
            <text:p>-3.646575</text:p>
          </table:table-cell>
          <table:table-cell office:value-type="float" office:value="5.601185" calcext:value-type="float">
            <text:p>5.601185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0.0460275" calcext:value-type="float">
            <text:p>-0.0460275</text:p>
          </table:table-cell>
          <table:table-cell office:value-type="float" office:value="-0.00207949999999999" calcext:value-type="float">
            <text:p>-0.00207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2825" calcext:value-type="float">
            <text:p>-0.7932825</text:p>
          </table:table-cell>
          <table:table-cell office:value-type="float" office:value="-3.642675" calcext:value-type="float">
            <text:p>-3.642675</text:p>
          </table:table-cell>
          <table:table-cell office:value-type="float" office:value="5.601675" calcext:value-type="float">
            <text:p>5.601675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0.0458775" calcext:value-type="float">
            <text:p>-0.0458775</text:p>
          </table:table-cell>
          <table:table-cell office:value-type="float" office:value="-0.00110949999999999" calcext:value-type="float">
            <text:p>-0.00110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2825" calcext:value-type="float">
            <text:p>-0.7932825</text:p>
          </table:table-cell>
          <table:table-cell office:value-type="float" office:value="-3.637575" calcext:value-type="float">
            <text:p>-3.637575</text:p>
          </table:table-cell>
          <table:table-cell office:value-type="float" office:value="5.601425" calcext:value-type="float">
            <text:p>5.601425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29825" calcext:value-type="float">
            <text:p>-0.7929825</text:p>
          </table:table-cell>
          <table:table-cell office:value-type="float" office:value="-3.640875" calcext:value-type="float">
            <text:p>-3.640875</text:p>
          </table:table-cell>
          <table:table-cell office:value-type="float" office:value="5.600705" calcext:value-type="float">
            <text:p>5.60070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-0.00183949999999999" calcext:value-type="float">
            <text:p>-0.00183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2825" calcext:value-type="float">
            <text:p>-0.7932825</text:p>
          </table:table-cell>
          <table:table-cell office:value-type="float" office:value="-3.632925" calcext:value-type="float">
            <text:p>-3.632925</text:p>
          </table:table-cell>
          <table:table-cell office:value-type="float" office:value="5.600465" calcext:value-type="float">
            <text:p>5.60046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0464775" calcext:value-type="float">
            <text:p>-0.0464775</text:p>
          </table:table-cell>
          <table:table-cell office:value-type="float" office:value="-0.00183949999999999" calcext:value-type="float">
            <text:p>-0.00183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2825" calcext:value-type="float">
            <text:p>-0.7932825</text:p>
          </table:table-cell>
          <table:table-cell office:value-type="float" office:value="-3.640275" calcext:value-type="float">
            <text:p>-3.640275</text:p>
          </table:table-cell>
          <table:table-cell office:value-type="float" office:value="5.599005" calcext:value-type="float">
            <text:p>5.59900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0461775" calcext:value-type="float">
            <text:p>-0.0461775</text:p>
          </table:table-cell>
          <table:table-cell office:value-type="float" office:value="-0.00231949999999999" calcext:value-type="float">
            <text:p>-0.00231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2825" calcext:value-type="float">
            <text:p>-0.7932825</text:p>
          </table:table-cell>
          <table:table-cell office:value-type="float" office:value="-3.626475" calcext:value-type="float">
            <text:p>-3.626475</text:p>
          </table:table-cell>
          <table:table-cell office:value-type="float" office:value="5.600705" calcext:value-type="float">
            <text:p>5.60070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-0.00280949999999999" calcext:value-type="float">
            <text:p>-0.00280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29825" calcext:value-type="float">
            <text:p>-0.7929825</text:p>
          </table:table-cell>
          <table:table-cell office:value-type="float" office:value="-3.636825" calcext:value-type="float">
            <text:p>-3.636825</text:p>
          </table:table-cell>
          <table:table-cell office:value-type="float" office:value="5.601185" calcext:value-type="float">
            <text:p>5.601185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-0.0461775" calcext:value-type="float">
            <text:p>-0.0461775</text:p>
          </table:table-cell>
          <table:table-cell office:value-type="float" office:value="-0.00207949999999999" calcext:value-type="float">
            <text:p>-0.00207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5825" calcext:value-type="float">
            <text:p>-0.7935825</text:p>
          </table:table-cell>
          <table:table-cell office:value-type="float" office:value="-3.629175" calcext:value-type="float">
            <text:p>-3.629175</text:p>
          </table:table-cell>
          <table:table-cell office:value-type="float" office:value="5.600945" calcext:value-type="float">
            <text:p>5.600945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-0.0461775" calcext:value-type="float">
            <text:p>-0.0461775</text:p>
          </table:table-cell>
          <table:table-cell office:value-type="float" office:value="-0.00231949999999999" calcext:value-type="float">
            <text:p>-0.00231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2825" calcext:value-type="float">
            <text:p>-0.7932825</text:p>
          </table:table-cell>
          <table:table-cell office:value-type="float" office:value="-3.634875" calcext:value-type="float">
            <text:p>-3.634875</text:p>
          </table:table-cell>
          <table:table-cell office:value-type="float" office:value="5.601185" calcext:value-type="float">
            <text:p>5.601185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-0.0458775" calcext:value-type="float">
            <text:p>-0.0458775</text:p>
          </table:table-cell>
          <table:table-cell office:value-type="float" office:value="-0.00159949999999999" calcext:value-type="float">
            <text:p>-0.00159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1325" calcext:value-type="float">
            <text:p>-0.7931325</text:p>
          </table:table-cell>
          <table:table-cell office:value-type="float" office:value="-3.631425" calcext:value-type="float">
            <text:p>-3.631425</text:p>
          </table:table-cell>
          <table:table-cell office:value-type="float" office:value="5.601185" calcext:value-type="float">
            <text:p>5.601185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-0.0466275" calcext:value-type="float">
            <text:p>-0.0466275</text:p>
          </table:table-cell>
          <table:table-cell office:value-type="float" office:value="-0.00110949999999999" calcext:value-type="float">
            <text:p>-0.00110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5825" calcext:value-type="float">
            <text:p>-0.7935825</text:p>
          </table:table-cell>
          <table:table-cell office:value-type="float" office:value="-3.633075" calcext:value-type="float">
            <text:p>-3.633075</text:p>
          </table:table-cell>
          <table:table-cell office:value-type="float" office:value="5.601425" calcext:value-type="float">
            <text:p>5.601425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0.0461775" calcext:value-type="float">
            <text:p>-0.0461775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5825" calcext:value-type="float">
            <text:p>-0.7935825</text:p>
          </table:table-cell>
          <table:table-cell office:value-type="float" office:value="-3.642975" calcext:value-type="float">
            <text:p>-3.642975</text:p>
          </table:table-cell>
          <table:table-cell office:value-type="float" office:value="5.601915" calcext:value-type="float">
            <text:p>5.60191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7325" calcext:value-type="float">
            <text:p>-0.7937325</text:p>
          </table:table-cell>
          <table:table-cell office:value-type="float" office:value="-3.643425" calcext:value-type="float">
            <text:p>-3.643425</text:p>
          </table:table-cell>
          <table:table-cell office:value-type="float" office:value="5.603845" calcext:value-type="float">
            <text:p>5.60384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0460275" calcext:value-type="float">
            <text:p>-0.0460275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40325" calcext:value-type="float">
            <text:p>-0.7940325</text:p>
          </table:table-cell>
          <table:table-cell office:value-type="float" office:value="-3.639825" calcext:value-type="float">
            <text:p>-3.639825</text:p>
          </table:table-cell>
          <table:table-cell office:value-type="float" office:value="5.601915" calcext:value-type="float">
            <text:p>5.60191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0464775" calcext:value-type="float">
            <text:p>-0.0464775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5825" calcext:value-type="float">
            <text:p>-0.7935825</text:p>
          </table:table-cell>
          <table:table-cell office:value-type="float" office:value="-3.643125" calcext:value-type="float">
            <text:p>-3.643125</text:p>
          </table:table-cell>
          <table:table-cell office:value-type="float" office:value="5.603365" calcext:value-type="float">
            <text:p>5.603365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-0.0466275" calcext:value-type="float">
            <text:p>-0.0466275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4325" calcext:value-type="float">
            <text:p>-0.7934325</text:p>
          </table:table-cell>
          <table:table-cell office:value-type="float" office:value="-3.637875" calcext:value-type="float">
            <text:p>-3.637875</text:p>
          </table:table-cell>
          <table:table-cell office:value-type="float" office:value="5.602155" calcext:value-type="float">
            <text:p>5.60215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0.000100500000000007" calcext:value-type="float">
            <text:p>0.00010050000000000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8825" calcext:value-type="float">
            <text:p>-0.7938825</text:p>
          </table:table-cell>
          <table:table-cell office:value-type="float" office:value="-3.641925" calcext:value-type="float">
            <text:p>-3.641925</text:p>
          </table:table-cell>
          <table:table-cell office:value-type="float" office:value="5.602635" calcext:value-type="float">
            <text:p>5.602635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-0.0464775" calcext:value-type="float">
            <text:p>-0.0464775</text:p>
          </table:table-cell>
          <table:table-cell office:value-type="float" office:value="-0.000869499999999988" calcext:value-type="float">
            <text:p>-0.0008694999999999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8825" calcext:value-type="float">
            <text:p>-0.7938825</text:p>
          </table:table-cell>
          <table:table-cell office:value-type="float" office:value="-3.642225" calcext:value-type="float">
            <text:p>-3.642225</text:p>
          </table:table-cell>
          <table:table-cell office:value-type="float" office:value="5.601915" calcext:value-type="float">
            <text:p>5.60191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40325" calcext:value-type="float">
            <text:p>-0.7940325</text:p>
          </table:table-cell>
          <table:table-cell office:value-type="float" office:value="-3.641025" calcext:value-type="float">
            <text:p>-3.641025</text:p>
          </table:table-cell>
          <table:table-cell office:value-type="float" office:value="5.602395" calcext:value-type="float">
            <text:p>5.602395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-0.0467775" calcext:value-type="float">
            <text:p>-0.0467775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7325" calcext:value-type="float">
            <text:p>-0.7937325</text:p>
          </table:table-cell>
          <table:table-cell office:value-type="float" office:value="-3.631725" calcext:value-type="float">
            <text:p>-3.631725</text:p>
          </table:table-cell>
          <table:table-cell office:value-type="float" office:value="5.601675" calcext:value-type="float">
            <text:p>5.601675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-0.0466275" calcext:value-type="float">
            <text:p>-0.0466275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7325" calcext:value-type="float">
            <text:p>-0.7937325</text:p>
          </table:table-cell>
          <table:table-cell office:value-type="float" office:value="-3.647625" calcext:value-type="float">
            <text:p>-3.647625</text:p>
          </table:table-cell>
          <table:table-cell office:value-type="float" office:value="5.600465" calcext:value-type="float">
            <text:p>5.600465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-0.00207949999999999" calcext:value-type="float">
            <text:p>-0.00207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40325" calcext:value-type="float">
            <text:p>-0.7940325</text:p>
          </table:table-cell>
          <table:table-cell office:value-type="float" office:value="-3.642225" calcext:value-type="float">
            <text:p>-3.642225</text:p>
          </table:table-cell>
          <table:table-cell office:value-type="float" office:value="5.601675" calcext:value-type="float">
            <text:p>5.60167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-0.00159949999999999" calcext:value-type="float">
            <text:p>-0.00159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8825" calcext:value-type="float">
            <text:p>-0.7938825</text:p>
          </table:table-cell>
          <table:table-cell office:value-type="float" office:value="-3.633225" calcext:value-type="float">
            <text:p>-3.633225</text:p>
          </table:table-cell>
          <table:table-cell office:value-type="float" office:value="5.602395" calcext:value-type="float">
            <text:p>5.602395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-0.0463275" calcext:value-type="float">
            <text:p>-0.0463275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41825" calcext:value-type="float">
            <text:p>-0.7941825</text:p>
          </table:table-cell>
          <table:table-cell office:value-type="float" office:value="-3.641475" calcext:value-type="float">
            <text:p>-3.641475</text:p>
          </table:table-cell>
          <table:table-cell office:value-type="float" office:value="5.602395" calcext:value-type="float">
            <text:p>5.602395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-0.0466275" calcext:value-type="float">
            <text:p>-0.0466275</text:p>
          </table:table-cell>
          <table:table-cell office:value-type="float" office:value="-0.000869499999999988" calcext:value-type="float">
            <text:p>-0.0008694999999999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7325" calcext:value-type="float">
            <text:p>-0.7937325</text:p>
          </table:table-cell>
          <table:table-cell office:value-type="float" office:value="-3.636825" calcext:value-type="float">
            <text:p>-3.636825</text:p>
          </table:table-cell>
          <table:table-cell office:value-type="float" office:value="5.601675" calcext:value-type="float">
            <text:p>5.601675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0.0467775" calcext:value-type="float">
            <text:p>-0.0467775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7325" calcext:value-type="float">
            <text:p>-0.7937325</text:p>
          </table:table-cell>
          <table:table-cell office:value-type="float" office:value="-3.640275" calcext:value-type="float">
            <text:p>-3.640275</text:p>
          </table:table-cell>
          <table:table-cell office:value-type="float" office:value="5.601675" calcext:value-type="float">
            <text:p>5.601675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0.0469275" calcext:value-type="float">
            <text:p>-0.0469275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40325" calcext:value-type="float">
            <text:p>-0.7940325</text:p>
          </table:table-cell>
          <table:table-cell office:value-type="float" office:value="-3.642225" calcext:value-type="float">
            <text:p>-3.642225</text:p>
          </table:table-cell>
          <table:table-cell office:value-type="float" office:value="5.601185" calcext:value-type="float">
            <text:p>5.60118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-0.0461775" calcext:value-type="float">
            <text:p>-0.0461775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38825" calcext:value-type="float">
            <text:p>-0.7938825</text:p>
          </table:table-cell>
          <table:table-cell office:value-type="float" office:value="-3.638475" calcext:value-type="float">
            <text:p>-3.638475</text:p>
          </table:table-cell>
          <table:table-cell office:value-type="float" office:value="5.603365" calcext:value-type="float">
            <text:p>5.603365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-0.0466275" calcext:value-type="float">
            <text:p>-0.0466275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69825" calcext:value-type="float">
            <text:p>-1.2669825</text:p>
          </table:table-cell>
          <table:table-cell office:value-type="float" office:value="-0.935025" calcext:value-type="float">
            <text:p>-0.935025</text:p>
          </table:table-cell>
          <table:table-cell office:value-type="float" office:value="0.044865" calcext:value-type="float">
            <text:p>0.044865</text:p>
          </table:table-cell>
          <table:table-cell office:value-type="float" office:value="-0.000719999999999999" calcext:value-type="float">
            <text:p>-0.000719999999999999</text:p>
          </table:table-cell>
          <table:table-cell office:value-type="float" office:value="-0.00147749999999999" calcext:value-type="float">
            <text:p>-0.00147749999999999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-0.000144999999999996" calcext:value-type="float">
            <text:p>-0.000144999999999996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0877499999999991" calcext:value-type="float">
            <text:p>-0.000877499999999991</text:p>
          </table:table-cell>
          <table:table-cell office:value-type="float" office:value="0.000100500000000007" calcext:value-type="float">
            <text:p>0.00010050000000000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00300000000000011" calcext:value-type="float">
            <text:p>3.00000000000011E-05</text:p>
          </table:table-cell>
          <table:table-cell office:value-type="float" office:value="-0.000727499999999992" calcext:value-type="float">
            <text:p>-0.000727499999999992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75" calcext:value-type="float">
            <text:p>0.000517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577499999999986" calcext:value-type="float">
            <text:p>-0.000577499999999986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-0.000525000000000006" calcext:value-type="float">
            <text:p>-0.000525000000000006</text:p>
          </table:table-cell>
          <table:table-cell office:value-type="float" office:value="-0.000144999999999996" calcext:value-type="float">
            <text:p>-0.000144999999999996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0427499999999988" calcext:value-type="float">
            <text:p>-0.000427499999999988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-0.000375000000000007" calcext:value-type="float">
            <text:p>-0.000375000000000007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277499999999989" calcext:value-type="float">
            <text:p>-0.000277499999999989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427499999999988" calcext:value-type="float">
            <text:p>-0.000427499999999988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877499999999991" calcext:value-type="float">
            <text:p>-0.000877499999999991</text:p>
          </table:table-cell>
          <table:table-cell office:value-type="float" office:value="-0.00110949999999999" calcext:value-type="float">
            <text:p>-0.00110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102749999999999" calcext:value-type="float">
            <text:p>-0.00102749999999999</text:p>
          </table:table-cell>
          <table:table-cell office:value-type="float" office:value="-0.00159949999999999" calcext:value-type="float">
            <text:p>-0.00159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427499999999988" calcext:value-type="float">
            <text:p>-0.000427499999999988</text:p>
          </table:table-cell>
          <table:table-cell office:value-type="float" office:value="-0.00110949999999999" calcext:value-type="float">
            <text:p>-0.00110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-0.000375000000000007" calcext:value-type="float">
            <text:p>-0.000375000000000007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-0.000577499999999986" calcext:value-type="float">
            <text:p>-0.000577499999999986</text:p>
          </table:table-cell>
          <table:table-cell office:value-type="float" office:value="-0.00110949999999999" calcext:value-type="float">
            <text:p>-0.00110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" calcext:value-type="float">
            <text:p>-0.000382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1355" calcext:value-type="float">
            <text:p>-0.001355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-0.000727499999999992" calcext:value-type="float">
            <text:p>-0.000727499999999992</text:p>
          </table:table-cell>
          <table:table-cell office:value-type="float" office:value="-0.00159949999999999" calcext:value-type="float">
            <text:p>-0.00159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96" calcext:value-type="float">
            <text:p>-8.24999999999996E-0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159499999999999" calcext:value-type="float">
            <text:p>-0.00159499999999999</text:p>
          </table:table-cell>
          <table:table-cell office:value-type="float" office:value="0.000630000000000001" calcext:value-type="float">
            <text:p>0.000630000000000001</text:p>
          </table:table-cell>
          <table:table-cell office:value-type="float" office:value="-0.000727499999999992" calcext:value-type="float">
            <text:p>-0.000727499999999992</text:p>
          </table:table-cell>
          <table:table-cell office:value-type="float" office:value="-0.00159949999999999" calcext:value-type="float">
            <text:p>-0.00159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-0.000427499999999988" calcext:value-type="float">
            <text:p>-0.000427499999999988</text:p>
          </table:table-cell>
          <table:table-cell office:value-type="float" office:value="-0.000869499999999988" calcext:value-type="float">
            <text:p>-0.0008694999999999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825" calcext:value-type="float">
            <text:p>-0.000682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-0.000877499999999991" calcext:value-type="float">
            <text:p>-0.000877499999999991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" calcext:value-type="float">
            <text:p>-0.000382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0.000585000000000008" calcext:value-type="float">
            <text:p>0.0005850000000000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277499999999989" calcext:value-type="float">
            <text:p>-0.000277499999999989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" calcext:value-type="float">
            <text:p>-0.000382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577499999999986" calcext:value-type="float">
            <text:p>-0.000577499999999986</text:p>
          </table:table-cell>
          <table:table-cell office:value-type="float" office:value="0.00082050000000001" calcext:value-type="float">
            <text:p>0.00082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" calcext:value-type="float">
            <text:p>-0.000382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0.00130500000000001" calcext:value-type="float">
            <text:p>0.0013050000000000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877499999999991" calcext:value-type="float">
            <text:p>-0.000877499999999991</text:p>
          </table:table-cell>
          <table:table-cell office:value-type="float" office:value="0.000100500000000007" calcext:value-type="float">
            <text:p>0.00010050000000000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325" calcext:value-type="float">
            <text:p>-0.000832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0.00130500000000001" calcext:value-type="float">
            <text:p>0.00130500000000001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-0.000877499999999991" calcext:value-type="float">
            <text:p>-0.000877499999999991</text:p>
          </table:table-cell>
          <table:table-cell office:value-type="float" office:value="0.000340500000000009" calcext:value-type="float">
            <text:p>0.00034050000000000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825" calcext:value-type="float">
            <text:p>-0.0006825</text:p>
          </table:table-cell>
          <table:table-cell office:value-type="float" office:value="-0.000375000000000007" calcext:value-type="float">
            <text:p>-0.000375000000000007</text:p>
          </table:table-cell>
          <table:table-cell office:value-type="float" office:value="0.000585000000000008" calcext:value-type="float">
            <text:p>0.000585000000000008</text:p>
          </table:table-cell>
          <table:table-cell office:value-type="float" office:value="0.000630000000000001" calcext:value-type="float">
            <text:p>0.000630000000000001</text:p>
          </table:table-cell>
          <table:table-cell office:value-type="float" office:value="-0.000577499999999986" calcext:value-type="float">
            <text:p>-0.000577499999999986</text:p>
          </table:table-cell>
          <table:table-cell office:value-type="float" office:value="0.000100500000000007" calcext:value-type="float">
            <text:p>0.00010050000000000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" calcext:value-type="float">
            <text:p>-0.0002325</text:p>
          </table:table-cell>
          <table:table-cell office:value-type="float" office:value="-0.000375000000000007" calcext:value-type="float">
            <text:p>-0.000375000000000007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427499999999988" calcext:value-type="float">
            <text:p>-0.000427499999999988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5" calcext:value-type="float">
            <text:p>-0.0005325</text:p>
          </table:table-cell>
          <table:table-cell office:value-type="float" office:value="-0.000375000000000007" calcext:value-type="float">
            <text:p>-0.000375000000000007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-0.000577499999999986" calcext:value-type="float">
            <text:p>-0.000577499999999986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" calcext:value-type="float">
            <text:p>-0.000382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577499999999986" calcext:value-type="float">
            <text:p>-0.000577499999999986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96" calcext:value-type="float">
            <text:p>-8.24999999999996E-05</text:p>
          </table:table-cell>
          <table:table-cell office:value-type="float" office:value="-0.000525000000000006" calcext:value-type="float">
            <text:p>-0.000525000000000006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-0.000119999999999999" calcext:value-type="float">
            <text:p>-0.000119999999999999</text:p>
          </table:table-cell>
          <table:table-cell office:value-type="float" office:value="-0.000427499999999988" calcext:value-type="float">
            <text:p>-0.000427499999999988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127499999999991" calcext:value-type="float">
            <text:p>-0.000127499999999991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277499999999989" calcext:value-type="float">
            <text:p>-0.000277499999999989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96" calcext:value-type="float">
            <text:p>-8.24999999999996E-05</text:p>
          </table:table-cell>
          <table:table-cell office:value-type="float" office:value="-0.000675000000000004" calcext:value-type="float">
            <text:p>-0.000675000000000004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877499999999991" calcext:value-type="float">
            <text:p>-0.000877499999999991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-0.000525000000000006" calcext:value-type="float">
            <text:p>-0.000525000000000006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22500000000008" calcext:value-type="float">
            <text:p>2.2500000000008E-05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-0.000675000000000004" calcext:value-type="float">
            <text:p>-0.000675000000000004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727499999999992" calcext:value-type="float">
            <text:p>-0.000727499999999992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5" calcext:value-type="float">
            <text:p>0.000217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132749999999999" calcext:value-type="float">
            <text:p>-0.00132749999999999</text:p>
          </table:table-cell>
          <table:table-cell office:value-type="float" office:value="-0.00110949999999999" calcext:value-type="float">
            <text:p>-0.00110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575" calcext:value-type="float">
            <text:p>0.004575</text:p>
          </table:table-cell>
          <table:table-cell office:value-type="float" office:value="0.00929500000000001" calcext:value-type="float">
            <text:p>0.00929500000000001</text:p>
          </table:table-cell>
          <table:table-cell office:value-type="float" office:value="-0.02217" calcext:value-type="float">
            <text:p>-0.02217</text:p>
          </table:table-cell>
          <table:table-cell office:value-type="float" office:value="0.0855225" calcext:value-type="float">
            <text:p>0.0855225</text:p>
          </table:table-cell>
          <table:table-cell office:value-type="float" office:value="1.5060605" calcext:value-type="float">
            <text:p>1.50606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3175" calcext:value-type="float">
            <text:p>0.0263175</text:p>
          </table:table-cell>
          <table:table-cell office:value-type="float" office:value="0.036675" calcext:value-type="float">
            <text:p>0.036675</text:p>
          </table:table-cell>
          <table:table-cell office:value-type="float" office:value="0.000585000000000008" calcext:value-type="float">
            <text:p>0.000585000000000008</text:p>
          </table:table-cell>
          <table:table-cell office:value-type="float" office:value="-1.28757" calcext:value-type="float">
            <text:p>-1.28757</text:p>
          </table:table-cell>
          <table:table-cell office:value-type="float" office:value="4.2897225" calcext:value-type="float">
            <text:p>4.2897225</text:p>
          </table:table-cell>
          <table:table-cell office:value-type="float" office:value="5.5305205" calcext:value-type="float">
            <text:p>5.53052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4675" calcext:value-type="float">
            <text:p>0.0264675</text:p>
          </table:table-cell>
          <table:table-cell office:value-type="float" office:value="0.037425" calcext:value-type="float">
            <text:p>0.037425</text:p>
          </table:table-cell>
          <table:table-cell office:value-type="float" office:value="-0.00183499999999999" calcext:value-type="float">
            <text:p>-0.00183499999999999</text:p>
          </table:table-cell>
          <table:table-cell office:value-type="float" office:value="-0.41817" calcext:value-type="float">
            <text:p>-0.41817</text:p>
          </table:table-cell>
          <table:table-cell office:value-type="float" office:value="4.3000725" calcext:value-type="float">
            <text:p>4.3000725</text:p>
          </table:table-cell>
          <table:table-cell office:value-type="float" office:value="5.7669605" calcext:value-type="float">
            <text:p>5.76696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675" calcext:value-type="float">
            <text:p>0.03036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1355" calcext:value-type="float">
            <text:p>-0.001355</text:p>
          </table:table-cell>
          <table:table-cell office:value-type="float" office:value="-0.41787" calcext:value-type="float">
            <text:p>-0.41787</text:p>
          </table:table-cell>
          <table:table-cell office:value-type="float" office:value="4.2895725" calcext:value-type="float">
            <text:p>4.2895725</text:p>
          </table:table-cell>
          <table:table-cell office:value-type="float" office:value="5.7652605" calcext:value-type="float">
            <text:p>5.76526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675" calcext:value-type="float">
            <text:p>0.03036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-0.00159499999999999" calcext:value-type="float">
            <text:p>-0.00159499999999999</text:p>
          </table:table-cell>
          <table:table-cell office:value-type="float" office:value="-0.41832" calcext:value-type="float">
            <text:p>-0.41832</text:p>
          </table:table-cell>
          <table:table-cell office:value-type="float" office:value="4.3069725" calcext:value-type="float">
            <text:p>4.3069725</text:p>
          </table:table-cell>
          <table:table-cell office:value-type="float" office:value="5.7691305" calcext:value-type="float">
            <text:p>5.76913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175" calcext:value-type="float">
            <text:p>0.0302175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-0.41817" calcext:value-type="float">
            <text:p>-0.41817</text:p>
          </table:table-cell>
          <table:table-cell office:value-type="float" office:value="4.2975225" calcext:value-type="float">
            <text:p>4.2975225</text:p>
          </table:table-cell>
          <table:table-cell office:value-type="float" office:value="5.7672005" calcext:value-type="float">
            <text:p>5.76720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675" calcext:value-type="float">
            <text:p>0.03006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2978225" calcext:value-type="float">
            <text:p>4.2978225</text:p>
          </table:table-cell>
          <table:table-cell office:value-type="float" office:value="5.7674405" calcext:value-type="float">
            <text:p>5.7674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675" calcext:value-type="float">
            <text:p>0.0303675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-0.41847" calcext:value-type="float">
            <text:p>-0.41847</text:p>
          </table:table-cell>
          <table:table-cell office:value-type="float" office:value="4.3003725" calcext:value-type="float">
            <text:p>4.3003725</text:p>
          </table:table-cell>
          <table:table-cell office:value-type="float" office:value="5.7672005" calcext:value-type="float">
            <text:p>5.76720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175" calcext:value-type="float">
            <text:p>0.0302175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3056225" calcext:value-type="float">
            <text:p>4.3056225</text:p>
          </table:table-cell>
          <table:table-cell office:value-type="float" office:value="5.7679205" calcext:value-type="float">
            <text:p>5.76792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675" calcext:value-type="float">
            <text:p>0.03006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-0.41847" calcext:value-type="float">
            <text:p>-0.41847</text:p>
          </table:table-cell>
          <table:table-cell office:value-type="float" office:value="4.2958725" calcext:value-type="float">
            <text:p>4.2958725</text:p>
          </table:table-cell>
          <table:table-cell office:value-type="float" office:value="5.7679205" calcext:value-type="float">
            <text:p>5.76792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-0.41817" calcext:value-type="float">
            <text:p>-0.41817</text:p>
          </table:table-cell>
          <table:table-cell office:value-type="float" office:value="4.2888225" calcext:value-type="float">
            <text:p>4.2888225</text:p>
          </table:table-cell>
          <table:table-cell office:value-type="float" office:value="5.7669605" calcext:value-type="float">
            <text:p>5.76696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675" calcext:value-type="float">
            <text:p>0.03036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-0.41817" calcext:value-type="float">
            <text:p>-0.41817</text:p>
          </table:table-cell>
          <table:table-cell office:value-type="float" office:value="4.3008225" calcext:value-type="float">
            <text:p>4.3008225</text:p>
          </table:table-cell>
          <table:table-cell office:value-type="float" office:value="5.7674405" calcext:value-type="float">
            <text:p>5.7674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675" calcext:value-type="float">
            <text:p>0.0303675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-0.41862" calcext:value-type="float">
            <text:p>-0.41862</text:p>
          </table:table-cell>
          <table:table-cell office:value-type="float" office:value="4.3093725" calcext:value-type="float">
            <text:p>4.3093725</text:p>
          </table:table-cell>
          <table:table-cell office:value-type="float" office:value="5.7674405" calcext:value-type="float">
            <text:p>5.7674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-0.41787" calcext:value-type="float">
            <text:p>-0.41787</text:p>
          </table:table-cell>
          <table:table-cell office:value-type="float" office:value="4.3057725" calcext:value-type="float">
            <text:p>4.3057725</text:p>
          </table:table-cell>
          <table:table-cell office:value-type="float" office:value="5.7703405" calcext:value-type="float">
            <text:p>5.7703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-0.41832" calcext:value-type="float">
            <text:p>-0.41832</text:p>
          </table:table-cell>
          <table:table-cell office:value-type="float" office:value="4.3009725" calcext:value-type="float">
            <text:p>4.3009725</text:p>
          </table:table-cell>
          <table:table-cell office:value-type="float" office:value="5.7674405" calcext:value-type="float">
            <text:p>5.7674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675" calcext:value-type="float">
            <text:p>0.02976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0144999999999996" calcext:value-type="float">
            <text:p>-0.000144999999999996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3069725" calcext:value-type="float">
            <text:p>4.3069725</text:p>
          </table:table-cell>
          <table:table-cell office:value-type="float" office:value="5.7676805" calcext:value-type="float">
            <text:p>5.76768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175" calcext:value-type="float">
            <text:p>0.0302175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3003725" calcext:value-type="float">
            <text:p>4.3003725</text:p>
          </table:table-cell>
          <table:table-cell office:value-type="float" office:value="5.7686505" calcext:value-type="float">
            <text:p>5.76865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175" calcext:value-type="float">
            <text:p>0.0302175</text:p>
          </table:table-cell>
          <table:table-cell office:value-type="float" office:value="0.037875" calcext:value-type="float">
            <text:p>0.037875</text:p>
          </table:table-cell>
          <table:table-cell office:value-type="float" office:value="-0.000144999999999996" calcext:value-type="float">
            <text:p>-0.000144999999999996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3096725" calcext:value-type="float">
            <text:p>4.3096725</text:p>
          </table:table-cell>
          <table:table-cell office:value-type="float" office:value="5.7684105" calcext:value-type="float">
            <text:p>5.76841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3023225" calcext:value-type="float">
            <text:p>4.3023225</text:p>
          </table:table-cell>
          <table:table-cell office:value-type="float" office:value="5.7686505" calcext:value-type="float">
            <text:p>5.76865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675" calcext:value-type="float">
            <text:p>0.02976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2996225" calcext:value-type="float">
            <text:p>4.2996225</text:p>
          </table:table-cell>
          <table:table-cell office:value-type="float" office:value="5.7684105" calcext:value-type="float">
            <text:p>5.76841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175" calcext:value-type="float">
            <text:p>0.0302175</text:p>
          </table:table-cell>
          <table:table-cell office:value-type="float" office:value="0.038625" calcext:value-type="float">
            <text:p>0.038625</text:p>
          </table:table-cell>
          <table:table-cell office:value-type="float" office:value="-0.000874999999999993" calcext:value-type="float">
            <text:p>-0.000874999999999993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2952725" calcext:value-type="float">
            <text:p>4.2952725</text:p>
          </table:table-cell>
          <table:table-cell office:value-type="float" office:value="5.7664705" calcext:value-type="float">
            <text:p>5.76647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-0.00208499999999999" calcext:value-type="float">
            <text:p>-0.00208499999999999</text:p>
          </table:table-cell>
          <table:table-cell office:value-type="float" office:value="-0.41832" calcext:value-type="float">
            <text:p>-0.41832</text:p>
          </table:table-cell>
          <table:table-cell office:value-type="float" office:value="4.2990225" calcext:value-type="float">
            <text:p>4.2990225</text:p>
          </table:table-cell>
          <table:table-cell office:value-type="float" office:value="5.7667105" calcext:value-type="float">
            <text:p>5.76671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675" calcext:value-type="float">
            <text:p>0.0297675</text:p>
          </table:table-cell>
          <table:table-cell office:value-type="float" office:value="0.038625" calcext:value-type="float">
            <text:p>0.038625</text:p>
          </table:table-cell>
          <table:table-cell office:value-type="float" office:value="-0.00208499999999999" calcext:value-type="float">
            <text:p>-0.00208499999999999</text:p>
          </table:table-cell>
          <table:table-cell office:value-type="float" office:value="-0.41787" calcext:value-type="float">
            <text:p>-0.41787</text:p>
          </table:table-cell>
          <table:table-cell office:value-type="float" office:value="4.2879225" calcext:value-type="float">
            <text:p>4.2879225</text:p>
          </table:table-cell>
          <table:table-cell office:value-type="float" office:value="5.7672005" calcext:value-type="float">
            <text:p>5.76720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6675" calcext:value-type="float">
            <text:p>0.0306675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-0.00183499999999999" calcext:value-type="float">
            <text:p>-0.00183499999999999</text:p>
          </table:table-cell>
          <table:table-cell office:value-type="float" office:value="-0.41772" calcext:value-type="float">
            <text:p>-0.41772</text:p>
          </table:table-cell>
          <table:table-cell office:value-type="float" office:value="4.2939225" calcext:value-type="float">
            <text:p>4.2939225</text:p>
          </table:table-cell>
          <table:table-cell office:value-type="float" office:value="5.7652605" calcext:value-type="float">
            <text:p>5.76526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-0.00280499999999999" calcext:value-type="float">
            <text:p>-0.00280499999999999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3035225" calcext:value-type="float">
            <text:p>4.3035225</text:p>
          </table:table-cell>
          <table:table-cell office:value-type="float" office:value="5.7645405" calcext:value-type="float">
            <text:p>5.7645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675" calcext:value-type="float">
            <text:p>0.03036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280499999999999" calcext:value-type="float">
            <text:p>-0.00280499999999999</text:p>
          </table:table-cell>
          <table:table-cell office:value-type="float" office:value="-0.41787" calcext:value-type="float">
            <text:p>-0.41787</text:p>
          </table:table-cell>
          <table:table-cell office:value-type="float" office:value="4.2975225" calcext:value-type="float">
            <text:p>4.2975225</text:p>
          </table:table-cell>
          <table:table-cell office:value-type="float" office:value="5.7669605" calcext:value-type="float">
            <text:p>5.76696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175" calcext:value-type="float">
            <text:p>0.0302175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-0.00329499999999999" calcext:value-type="float">
            <text:p>-0.00329499999999999</text:p>
          </table:table-cell>
          <table:table-cell office:value-type="float" office:value="-0.41787" calcext:value-type="float">
            <text:p>-0.41787</text:p>
          </table:table-cell>
          <table:table-cell office:value-type="float" office:value="4.3021725" calcext:value-type="float">
            <text:p>4.3021725</text:p>
          </table:table-cell>
          <table:table-cell office:value-type="float" office:value="5.7664705" calcext:value-type="float">
            <text:p>5.76647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675" calcext:value-type="float">
            <text:p>0.0300675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-0.00208499999999999" calcext:value-type="float">
            <text:p>-0.00208499999999999</text:p>
          </table:table-cell>
          <table:table-cell office:value-type="float" office:value="-0.41832" calcext:value-type="float">
            <text:p>-0.41832</text:p>
          </table:table-cell>
          <table:table-cell office:value-type="float" office:value="4.2996225" calcext:value-type="float">
            <text:p>4.2996225</text:p>
          </table:table-cell>
          <table:table-cell office:value-type="float" office:value="5.7676805" calcext:value-type="float">
            <text:p>5.76768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175" calcext:value-type="float">
            <text:p>0.0302175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-0.00208499999999999" calcext:value-type="float">
            <text:p>-0.00208499999999999</text:p>
          </table:table-cell>
          <table:table-cell office:value-type="float" office:value="-0.41832" calcext:value-type="float">
            <text:p>-0.41832</text:p>
          </table:table-cell>
          <table:table-cell office:value-type="float" office:value="4.3023225" calcext:value-type="float">
            <text:p>4.3023225</text:p>
          </table:table-cell>
          <table:table-cell office:value-type="float" office:value="5.7674405" calcext:value-type="float">
            <text:p>5.7674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675" calcext:value-type="float">
            <text:p>0.0300675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-0.41817" calcext:value-type="float">
            <text:p>-0.41817</text:p>
          </table:table-cell>
          <table:table-cell office:value-type="float" office:value="4.3105725" calcext:value-type="float">
            <text:p>4.3105725</text:p>
          </table:table-cell>
          <table:table-cell office:value-type="float" office:value="5.7703405" calcext:value-type="float">
            <text:p>5.7703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2991725" calcext:value-type="float">
            <text:p>4.2991725</text:p>
          </table:table-cell>
          <table:table-cell office:value-type="float" office:value="5.7693805" calcext:value-type="float">
            <text:p>5.76938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625" calcext:value-type="float">
            <text:p>0.038625</text:p>
          </table:table-cell>
          <table:table-cell office:value-type="float" office:value="-0.001355" calcext:value-type="float">
            <text:p>-0.001355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3009725" calcext:value-type="float">
            <text:p>4.3009725</text:p>
          </table:table-cell>
          <table:table-cell office:value-type="float" office:value="5.7705905" calcext:value-type="float">
            <text:p>5.77059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7875" calcext:value-type="float">
            <text:p>0.03787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-0.41772" calcext:value-type="float">
            <text:p>-0.41772</text:p>
          </table:table-cell>
          <table:table-cell office:value-type="float" office:value="4.2973725" calcext:value-type="float">
            <text:p>4.2973725</text:p>
          </table:table-cell>
          <table:table-cell office:value-type="float" office:value="5.7669605" calcext:value-type="float">
            <text:p>5.76696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675" calcext:value-type="float">
            <text:p>0.0300675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-0.00159499999999999" calcext:value-type="float">
            <text:p>-0.00159499999999999</text:p>
          </table:table-cell>
          <table:table-cell office:value-type="float" office:value="-0.41757" calcext:value-type="float">
            <text:p>-0.41757</text:p>
          </table:table-cell>
          <table:table-cell office:value-type="float" office:value="4.3072725" calcext:value-type="float">
            <text:p>4.3072725</text:p>
          </table:table-cell>
          <table:table-cell office:value-type="float" office:value="5.7672005" calcext:value-type="float">
            <text:p>5.76720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208499999999999" calcext:value-type="float">
            <text:p>-0.00208499999999999</text:p>
          </table:table-cell>
          <table:table-cell office:value-type="float" office:value="-0.41742" calcext:value-type="float">
            <text:p>-0.41742</text:p>
          </table:table-cell>
          <table:table-cell office:value-type="float" office:value="4.2954225" calcext:value-type="float">
            <text:p>4.2954225</text:p>
          </table:table-cell>
          <table:table-cell office:value-type="float" office:value="5.7674405" calcext:value-type="float">
            <text:p>5.7674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675" calcext:value-type="float">
            <text:p>0.03006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2325" calcext:value-type="float">
            <text:p>-0.002325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2907725" calcext:value-type="float">
            <text:p>4.2907725</text:p>
          </table:table-cell>
          <table:table-cell office:value-type="float" office:value="5.7664705" calcext:value-type="float">
            <text:p>5.76647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175" calcext:value-type="float">
            <text:p>0.03021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-0.00183499999999999" calcext:value-type="float">
            <text:p>-0.00183499999999999</text:p>
          </table:table-cell>
          <table:table-cell office:value-type="float" office:value="-0.41832" calcext:value-type="float">
            <text:p>-0.41832</text:p>
          </table:table-cell>
          <table:table-cell office:value-type="float" office:value="4.3027725" calcext:value-type="float">
            <text:p>4.3027725</text:p>
          </table:table-cell>
          <table:table-cell office:value-type="float" office:value="5.7652605" calcext:value-type="float">
            <text:p>5.76526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675" calcext:value-type="float">
            <text:p>0.0303675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-0.41787" calcext:value-type="float">
            <text:p>-0.41787</text:p>
          </table:table-cell>
          <table:table-cell office:value-type="float" office:value="4.2996225" calcext:value-type="float">
            <text:p>4.2996225</text:p>
          </table:table-cell>
          <table:table-cell office:value-type="float" office:value="5.7667105" calcext:value-type="float">
            <text:p>5.76671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6175" calcext:value-type="float">
            <text:p>0.02961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-0.41787" calcext:value-type="float">
            <text:p>-0.41787</text:p>
          </table:table-cell>
          <table:table-cell office:value-type="float" office:value="4.2928725" calcext:value-type="float">
            <text:p>4.2928725</text:p>
          </table:table-cell>
          <table:table-cell office:value-type="float" office:value="5.7674405" calcext:value-type="float">
            <text:p>5.76744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675" calcext:value-type="float">
            <text:p>0.0300675</text:p>
          </table:table-cell>
          <table:table-cell office:value-type="float" office:value="0.037875" calcext:value-type="float">
            <text:p>0.03787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-0.41817" calcext:value-type="float">
            <text:p>-0.41817</text:p>
          </table:table-cell>
          <table:table-cell office:value-type="float" office:value="4.2955725" calcext:value-type="float">
            <text:p>4.2955725</text:p>
          </table:table-cell>
          <table:table-cell office:value-type="float" office:value="5.7688905" calcext:value-type="float">
            <text:p>5.76889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675" calcext:value-type="float">
            <text:p>0.02976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3005225" calcext:value-type="float">
            <text:p>4.3005225</text:p>
          </table:table-cell>
          <table:table-cell office:value-type="float" office:value="5.7715505" calcext:value-type="float">
            <text:p>5.77155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675" calcext:value-type="float">
            <text:p>0.0297675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2957225" calcext:value-type="float">
            <text:p>4.2957225</text:p>
          </table:table-cell>
          <table:table-cell office:value-type="float" office:value="5.7698605" calcext:value-type="float">
            <text:p>5.76986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-0.41817" calcext:value-type="float">
            <text:p>-0.41817</text:p>
          </table:table-cell>
          <table:table-cell office:value-type="float" office:value="4.2886725" calcext:value-type="float">
            <text:p>4.2886725</text:p>
          </table:table-cell>
          <table:table-cell office:value-type="float" office:value="5.7713105" calcext:value-type="float">
            <text:p>5.77131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-0.41787" calcext:value-type="float">
            <text:p>-0.41787</text:p>
          </table:table-cell>
          <table:table-cell office:value-type="float" office:value="4.2982725" calcext:value-type="float">
            <text:p>4.2982725</text:p>
          </table:table-cell>
          <table:table-cell office:value-type="float" office:value="5.7705905" calcext:value-type="float">
            <text:p>5.77059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6175" calcext:value-type="float">
            <text:p>0.02961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-0.41757" calcext:value-type="float">
            <text:p>-0.41757</text:p>
          </table:table-cell>
          <table:table-cell office:value-type="float" office:value="4.3029225" calcext:value-type="float">
            <text:p>4.3029225</text:p>
          </table:table-cell>
          <table:table-cell office:value-type="float" office:value="5.7688905" calcext:value-type="float">
            <text:p>5.76889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175" calcext:value-type="float">
            <text:p>0.0299175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-0.41802" calcext:value-type="float">
            <text:p>-0.41802</text:p>
          </table:table-cell>
          <table:table-cell office:value-type="float" office:value="4.2978225" calcext:value-type="float">
            <text:p>4.2978225</text:p>
          </table:table-cell>
          <table:table-cell office:value-type="float" office:value="5.7708305" calcext:value-type="float">
            <text:p>5.77083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4675" calcext:value-type="float">
            <text:p>0.0294675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-0.41787" calcext:value-type="float">
            <text:p>-0.41787</text:p>
          </table:table-cell>
          <table:table-cell office:value-type="float" office:value="4.2898725" calcext:value-type="float">
            <text:p>4.2898725</text:p>
          </table:table-cell>
          <table:table-cell office:value-type="float" office:value="5.7693805" calcext:value-type="float">
            <text:p>5.76938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7175" calcext:value-type="float">
            <text:p>0.0317175</text:p>
          </table:table-cell>
          <table:table-cell office:value-type="float" office:value="0.042375" calcext:value-type="float">
            <text:p>0.042375</text:p>
          </table:table-cell>
          <table:table-cell office:value-type="float" office:value="0.022845" calcext:value-type="float">
            <text:p>0.022845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-0.00507749999999999" calcext:value-type="float">
            <text:p>-0.00507749999999999</text:p>
          </table:table-cell>
          <table:table-cell office:value-type="float" office:value="0.000580500000000008" calcext:value-type="float">
            <text:p>0.0005805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99" calcext:value-type="float">
            <text:p>0.0000674999999999999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97749999999999" calcext:value-type="float">
            <text:p>-0.00297749999999999</text:p>
          </table:table-cell>
          <table:table-cell office:value-type="float" office:value="-0.000149499999999989" calcext:value-type="float">
            <text:p>-0.0001494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75" calcext:value-type="float">
            <text:p>0.000517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0.000585000000000008" calcext:value-type="float">
            <text:p>0.0005850000000000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-0.00237749999999999" calcext:value-type="float">
            <text:p>-0.00237749999999999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675" calcext:value-type="float">
            <text:p>0.000667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-0.00282749999999999" calcext:value-type="float">
            <text:p>-0.00282749999999999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75" calcext:value-type="float">
            <text:p>0.0005175</text:p>
          </table:table-cell>
          <table:table-cell office:value-type="float" office:value="0.000374999999999993" calcext:value-type="float">
            <text:p>0.000374999999999993</text:p>
          </table:table-cell>
          <table:table-cell office:value-type="float" office:value="-0.00111499999999999" calcext:value-type="float">
            <text:p>-0.001114999999999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-0.00237749999999999" calcext:value-type="float">
            <text:p>-0.00237749999999999</text:p>
          </table:table-cell>
          <table:table-cell office:value-type="float" office:value="-0.00135949999999999" calcext:value-type="float">
            <text:p>-0.00135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159499999999999" calcext:value-type="float">
            <text:p>-0.00159499999999999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-0.00267749999999999" calcext:value-type="float">
            <text:p>-0.00267749999999999</text:p>
          </table:table-cell>
          <table:table-cell office:value-type="float" office:value="-0.00159949999999999" calcext:value-type="float">
            <text:p>-0.0015994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-0.0000750000000000028" calcext:value-type="float">
            <text:p>-7.50000000000028E-05</text:p>
          </table:table-cell>
          <table:table-cell office:value-type="float" office:value="-0.000624999999999993" calcext:value-type="float">
            <text:p>-0.000624999999999993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-0.00222749999999999" calcext:value-type="float">
            <text:p>-0.00222749999999999</text:p>
          </table:table-cell>
          <table:table-cell office:value-type="float" office:value="-0.000389499999999991" calcext:value-type="float">
            <text:p>-0.0003894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175" calcext:value-type="float">
            <text:p>0.0017175</text:p>
          </table:table-cell>
          <table:table-cell office:value-type="float" office:value="-0.000225000000000009" calcext:value-type="float">
            <text:p>-0.000225000000000009</text:p>
          </table:table-cell>
          <table:table-cell office:value-type="float" office:value="-0.000384999999999991" calcext:value-type="float">
            <text:p>-0.000384999999999991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-0.00237749999999999" calcext:value-type="float">
            <text:p>-0.00237749999999999</text:p>
          </table:table-cell>
          <table:table-cell office:value-type="float" office:value="0.00106050000000001" calcext:value-type="float">
            <text:p>0.00106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675" calcext:value-type="float">
            <text:p>0.0021675</text:p>
          </table:table-cell>
          <table:table-cell office:value-type="float" office:value="0.0000749999999999957" calcext:value-type="float">
            <text:p>7.49999999999957E-05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577499999999986" calcext:value-type="float">
            <text:p>-0.000577499999999986</text:p>
          </table:table-cell>
          <table:table-cell office:value-type="float" office:value="0.00106050000000001" calcext:value-type="float">
            <text:p>0.00106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0224999999999994" calcext:value-type="float">
            <text:p>0.000224999999999994</text:p>
          </table:table-cell>
          <table:table-cell office:value-type="float" office:value="0.000095000000000006" calcext:value-type="float">
            <text:p>9.5000000000006E-0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727499999999992" calcext:value-type="float">
            <text:p>-0.000727499999999992</text:p>
          </table:table-cell>
          <table:table-cell office:value-type="float" office:value="0.00106050000000001" calcext:value-type="float">
            <text:p>0.00106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3175" calcext:value-type="float">
            <text:p>0.0023175</text:p>
          </table:table-cell>
          <table:table-cell office:value-type="float" office:value="0.000524999999999992" calcext:value-type="float">
            <text:p>0.000524999999999992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-0.00117749999999999" calcext:value-type="float">
            <text:p>-0.00117749999999999</text:p>
          </table:table-cell>
          <table:table-cell office:value-type="float" office:value="0.00155050000000001" calcext:value-type="float">
            <text:p>0.00155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675" calcext:value-type="float">
            <text:p>0.0012675</text:p>
          </table:table-cell>
          <table:table-cell office:value-type="float" office:value="0.000824999999999996" calcext:value-type="float">
            <text:p>0.000824999999999996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-0.000869999999999999" calcext:value-type="float">
            <text:p>-0.000869999999999999</text:p>
          </table:table-cell>
          <table:table-cell office:value-type="float" office:value="0.00347250000000001" calcext:value-type="float">
            <text:p>0.00347250000000001</text:p>
          </table:table-cell>
          <table:table-cell office:value-type="float" office:value="-0.000629499999999993" calcext:value-type="float">
            <text:p>-0.0006294999999999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175" calcext:value-type="float">
            <text:p>0.0029175</text:p>
          </table:table-cell>
          <table:table-cell office:value-type="float" office:value="-0.000675000000000004" calcext:value-type="float">
            <text:p>-0.000675000000000004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00427499999999988" calcext:value-type="float">
            <text:p>-0.000427499999999988</text:p>
          </table:table-cell>
          <table:table-cell office:value-type="float" office:value="0.00276050000000001" calcext:value-type="float">
            <text:p>0.00276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75" calcext:value-type="float">
            <text:p>0.0015675</text:p>
          </table:table-cell>
          <table:table-cell office:value-type="float" office:value="-0.00112500000000001" calcext:value-type="float">
            <text:p>-0.00112500000000001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22250000000001" calcext:value-type="float">
            <text:p>0.00122250000000001</text:p>
          </table:table-cell>
          <table:table-cell office:value-type="float" office:value="0.00227050000000001" calcext:value-type="float">
            <text:p>0.00227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75" calcext:value-type="float">
            <text:p>0.0015675</text:p>
          </table:table-cell>
          <table:table-cell office:value-type="float" office:value="-0.00127500000000001" calcext:value-type="float">
            <text:p>-0.00127500000000001</text:p>
          </table:table-cell>
          <table:table-cell office:value-type="float" office:value="0.00154500000000001" calcext:value-type="float">
            <text:p>0.0015450000000000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37250000000001" calcext:value-type="float">
            <text:p>0.00137250000000001</text:p>
          </table:table-cell>
          <table:table-cell office:value-type="float" office:value="0.00227050000000001" calcext:value-type="float">
            <text:p>0.00227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175" calcext:value-type="float">
            <text:p>0.0029175</text:p>
          </table:table-cell>
          <table:table-cell office:value-type="float" office:value="-0.00127500000000001" calcext:value-type="float">
            <text:p>-0.00127500000000001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227250000000001" calcext:value-type="float">
            <text:p>0.00227250000000001</text:p>
          </table:table-cell>
          <table:table-cell office:value-type="float" office:value="0.00155050000000001" calcext:value-type="float">
            <text:p>0.00155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675" calcext:value-type="float">
            <text:p>0.0024675</text:p>
          </table:table-cell>
          <table:table-cell office:value-type="float" office:value="-0.001425" calcext:value-type="float">
            <text:p>-0.001425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97250000000001" calcext:value-type="float">
            <text:p>0.00197250000000001</text:p>
          </table:table-cell>
          <table:table-cell office:value-type="float" office:value="0.00203050000000001" calcext:value-type="float">
            <text:p>0.00203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675" calcext:value-type="float">
            <text:p>0.0024675</text:p>
          </table:table-cell>
          <table:table-cell office:value-type="float" office:value="-0.000975000000000009" calcext:value-type="float">
            <text:p>-0.000975000000000009</text:p>
          </table:table-cell>
          <table:table-cell office:value-type="float" office:value="0.00154500000000001" calcext:value-type="float">
            <text:p>0.00154500000000001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97250000000001" calcext:value-type="float">
            <text:p>0.00197250000000001</text:p>
          </table:table-cell>
          <table:table-cell office:value-type="float" office:value="0.00179050000000001" calcext:value-type="float">
            <text:p>0.00179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3175" calcext:value-type="float">
            <text:p>0.0023175</text:p>
          </table:table-cell>
          <table:table-cell office:value-type="float" office:value="-0.001425" calcext:value-type="float">
            <text:p>-0.001425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212250000000001" calcext:value-type="float">
            <text:p>0.00212250000000001</text:p>
          </table:table-cell>
          <table:table-cell office:value-type="float" office:value="0.00252050000000001" calcext:value-type="float">
            <text:p>0.00252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675" calcext:value-type="float">
            <text:p>0.0027675</text:p>
          </table:table-cell>
          <table:table-cell office:value-type="float" office:value="-0.001425" calcext:value-type="float">
            <text:p>-0.001425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0.00182250000000001" calcext:value-type="float">
            <text:p>0.00182250000000001</text:p>
          </table:table-cell>
          <table:table-cell office:value-type="float" office:value="0.00203050000000001" calcext:value-type="float">
            <text:p>0.00203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3175" calcext:value-type="float">
            <text:p>0.0023175</text:p>
          </table:table-cell>
          <table:table-cell office:value-type="float" office:value="-0.000975000000000009" calcext:value-type="float">
            <text:p>-0.000975000000000009</text:p>
          </table:table-cell>
          <table:table-cell office:value-type="float" office:value="0.000585000000000008" calcext:value-type="float">
            <text:p>0.000585000000000008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242250000000001" calcext:value-type="float">
            <text:p>0.00242250000000001</text:p>
          </table:table-cell>
          <table:table-cell office:value-type="float" office:value="0.00179050000000001" calcext:value-type="float">
            <text:p>0.00179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3175" calcext:value-type="float">
            <text:p>0.0023175</text:p>
          </table:table-cell>
          <table:table-cell office:value-type="float" office:value="-0.00112500000000001" calcext:value-type="float">
            <text:p>-0.00112500000000001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227250000000001" calcext:value-type="float">
            <text:p>0.00227250000000001</text:p>
          </table:table-cell>
          <table:table-cell office:value-type="float" office:value="0.00203050000000001" calcext:value-type="float">
            <text:p>0.00203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675" calcext:value-type="float">
            <text:p>0.0027675</text:p>
          </table:table-cell>
          <table:table-cell office:value-type="float" office:value="-0.000825000000000003" calcext:value-type="float">
            <text:p>-0.000825000000000003</text:p>
          </table:table-cell>
          <table:table-cell office:value-type="float" office:value="0.000335000000000008" calcext:value-type="float">
            <text:p>0.000335000000000008</text:p>
          </table:table-cell>
          <table:table-cell office:value-type="float" office:value="0.000780000000000001" calcext:value-type="float">
            <text:p>0.000780000000000001</text:p>
          </table:table-cell>
          <table:table-cell office:value-type="float" office:value="0.00167250000000001" calcext:value-type="float">
            <text:p>0.00167250000000001</text:p>
          </table:table-cell>
          <table:table-cell office:value-type="float" office:value="0.00179050000000001" calcext:value-type="float">
            <text:p>0.00179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675" calcext:value-type="float">
            <text:p>0.0024675</text:p>
          </table:table-cell>
          <table:table-cell office:value-type="float" office:value="-0.00127500000000001" calcext:value-type="float">
            <text:p>-0.00127500000000001</text:p>
          </table:table-cell>
          <table:table-cell office:value-type="float" office:value="0.000825000000000003" calcext:value-type="float">
            <text:p>0.00082500000000000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227250000000001" calcext:value-type="float">
            <text:p>0.00227250000000001</text:p>
          </table:table-cell>
          <table:table-cell office:value-type="float" office:value="0.00179050000000001" calcext:value-type="float">
            <text:p>0.00179050000000001</text:p>
          </table:table-cell>
          <table:table-cell table:number-columns-repeated="4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7T12:11:06.061265417</dc:date>
    <meta:editing-duration>PT2M2S</meta:editing-duration>
    <meta:editing-cycles>1</meta:editing-cycles>
    <meta:document-statistic meta:table-count="1" meta:cell-count="90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legend chart:legend-position="end" svg:x="11.154cm" svg:y="3.955cm" style:legend-expansion="high" chart:style-name="ch2"/>
        <chart:plot-area chart:style-name="ch3" table:cell-range-address="sensor_data_office_y_2.B1:sensor_data_office_y_2.B188 sensor_data_office_y_2.E1:sensor_data_office_y_2.E188" chart:data-source-has-labels="row" svg:x="0.319cm" svg:y="0.18cm" svg:width="10.516cm" svg:height="8.646cm">
          <chart:coordinate-region svg:x="0.861cm" svg:y="0.379cm" svg:width="9.97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_office_y_2.B2:sensor_data_office_y_2.B188" chart:label-cell-address="sensor_data_office_y_2.B1:sensor_data_office_y_2.B1" chart:class="chart:line">
            <chart:data-point chart:repeated="187"/>
          </chart:series>
          <chart:series chart:style-name="ch7" chart:values-cell-range-address="sensor_data_office_y_2.E2:sensor_data_office_y_2.E188" chart:label-cell-address="sensor_data_office_y_2.E1:sensor_data_office_y_2.E1" chart:class="chart:line">
            <chart:data-point chart:repeated="1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1_sensor0_Y [mT]</text:p>
                <draw:g>
                  <svg:desc>sensor_data_office_y_2.B1:sensor_data_office_y_2.B1</svg:desc>
                </draw:g>
              </table:table-cell>
              <table:table-cell office:value-type="string">
                <text:p>mux1_sensor1_Y [mT]</text:p>
                <draw:g>
                  <svg:desc>sensor_data_office_y_2.E1:sensor_data_office_y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74999999999993">
                <text:p>0.000374999999999993</text:p>
                <draw:g>
                  <svg:desc>sensor_data_office_y_2.B2:sensor_data_office_y_2.B188</svg:desc>
                </draw:g>
              </table:table-cell>
              <table:table-cell office:value-type="float" office:value="-0.000127499999999991">
                <text:p>-0.000127499999999991</text:p>
                <draw:g>
                  <svg:desc>sensor_data_office_y_2.E2:sensor_data_office_y_2.E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0.000622500000000009">
                <text:p>0.0006225000000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-0.000277499999999989">
                <text:p>-0.000277499999999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-0.000277499999999989">
                <text:p>-0.000277499999999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-0.000427499999999988">
                <text:p>-0.000427499999999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-0.000277499999999989">
                <text:p>-0.000277499999999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74999999999993">
                <text:p>0.000374999999999993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127499999999991">
                <text:p>-0.000127499999999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-0.000277499999999989">
                <text:p>-0.000277499999999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277499999999989">
                <text:p>-0.000277499999999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-0.000127499999999991">
                <text:p>-0.000127499999999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-0.000127499999999991">
                <text:p>-0.000127499999999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24999999999992">
                <text:p>0.000524999999999992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0.000472500000000011">
                <text:p>0.000472500000000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74999999999993">
                <text:p>0.000374999999999993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74999999999993">
                <text:p>0.000374999999999993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127499999999991">
                <text:p>-0.000127499999999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-0.000277499999999989">
                <text:p>-0.000277499999999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-0.000127499999999991">
                <text:p>-0.000127499999999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24999999999992">
                <text:p>0.000524999999999992</text:p>
              </table:table-cell>
              <table:table-cell office:value-type="float" office:value="-0.000127499999999991">
                <text:p>-0.000127499999999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0.000322500000000012">
                <text:p>0.000322500000000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524999999999992">
                <text:p>0.000524999999999992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0.000172500000000014">
                <text:p>0.000172500000000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0.000322500000000012">
                <text:p>0.000322500000000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127499999999991">
                <text:p>-0.000127499999999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0.000322500000000012">
                <text:p>0.000322500000000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24999999999992">
                <text:p>0.000524999999999992</text:p>
              </table:table-cell>
              <table:table-cell office:value-type="float" office:value="0.000772500000000008">
                <text:p>0.000772500000000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0.000322500000000012">
                <text:p>0.0003225000000000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375000000000007">
                <text:p>-0.000375000000000007</text:p>
              </table:table-cell>
              <table:table-cell office:value-type="float" office:value="-0.000127499999999991">
                <text:p>-0.000127499999999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-0.000727499999999992">
                <text:p>-0.0007274999999999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24999999999996">
                <text:p>0.000824999999999996</text:p>
              </table:table-cell>
              <table:table-cell office:value-type="float" office:value="-0.00207749999999999">
                <text:p>-0.0020774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536375">
                <text:p>-4.536375</text:p>
              </table:table-cell>
              <table:table-cell office:value-type="float" office:value="-0.0439275">
                <text:p>-0.0439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641025">
                <text:p>-3.641025</text:p>
              </table:table-cell>
              <table:table-cell office:value-type="float" office:value="-0.0449775">
                <text:p>-0.0449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631125">
                <text:p>-3.631125</text:p>
              </table:table-cell>
              <table:table-cell office:value-type="float" office:value="-0.0458775">
                <text:p>-0.0458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640275">
                <text:p>-3.640275</text:p>
              </table:table-cell>
              <table:table-cell office:value-type="float" office:value="-0.0460275">
                <text:p>-0.0460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635325">
                <text:p>-3.635325</text:p>
              </table:table-cell>
              <table:table-cell office:value-type="float" office:value="-0.0464775">
                <text:p>-0.0464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636675">
                <text:p>-3.636675</text:p>
              </table:table-cell>
              <table:table-cell office:value-type="float" office:value="-0.0464775">
                <text:p>-0.04647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635025">
                <text:p>-3.63502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646575">
                <text:p>-3.646575</text:p>
              </table:table-cell>
              <table:table-cell office:value-type="float" office:value="-0.0460275">
                <text:p>-0.0460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642675">
                <text:p>-3.642675</text:p>
              </table:table-cell>
              <table:table-cell office:value-type="float" office:value="-0.0458775">
                <text:p>-0.04587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637575">
                <text:p>-3.63757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640875">
                <text:p>-3.64087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632925">
                <text:p>-3.632925</text:p>
              </table:table-cell>
              <table:table-cell office:value-type="float" office:value="-0.0464775">
                <text:p>-0.0464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640275">
                <text:p>-3.640275</text:p>
              </table:table-cell>
              <table:table-cell office:value-type="float" office:value="-0.0461775">
                <text:p>-0.0461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26475">
                <text:p>-3.62647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36825">
                <text:p>-3.636825</text:p>
              </table:table-cell>
              <table:table-cell office:value-type="float" office:value="-0.0461775">
                <text:p>-0.0461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629175">
                <text:p>-3.629175</text:p>
              </table:table-cell>
              <table:table-cell office:value-type="float" office:value="-0.0461775">
                <text:p>-0.0461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634875">
                <text:p>-3.634875</text:p>
              </table:table-cell>
              <table:table-cell office:value-type="float" office:value="-0.0458775">
                <text:p>-0.04587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631425">
                <text:p>-3.631425</text:p>
              </table:table-cell>
              <table:table-cell office:value-type="float" office:value="-0.0466275">
                <text:p>-0.0466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633075">
                <text:p>-3.633075</text:p>
              </table:table-cell>
              <table:table-cell office:value-type="float" office:value="-0.0461775">
                <text:p>-0.0461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642975">
                <text:p>-3.64297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643425">
                <text:p>-3.643425</text:p>
              </table:table-cell>
              <table:table-cell office:value-type="float" office:value="-0.0460275">
                <text:p>-0.04602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639825">
                <text:p>-3.639825</text:p>
              </table:table-cell>
              <table:table-cell office:value-type="float" office:value="-0.0464775">
                <text:p>-0.0464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643125">
                <text:p>-3.643125</text:p>
              </table:table-cell>
              <table:table-cell office:value-type="float" office:value="-0.0466275">
                <text:p>-0.04662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637875">
                <text:p>-3.63787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641925">
                <text:p>-3.641925</text:p>
              </table:table-cell>
              <table:table-cell office:value-type="float" office:value="-0.0464775">
                <text:p>-0.0464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642225">
                <text:p>-3.64222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641025">
                <text:p>-3.641025</text:p>
              </table:table-cell>
              <table:table-cell office:value-type="float" office:value="-0.0467775">
                <text:p>-0.0467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631725">
                <text:p>-3.631725</text:p>
              </table:table-cell>
              <table:table-cell office:value-type="float" office:value="-0.0466275">
                <text:p>-0.04662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647625">
                <text:p>-3.64762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642225">
                <text:p>-3.64222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633225">
                <text:p>-3.633225</text:p>
              </table:table-cell>
              <table:table-cell office:value-type="float" office:value="-0.0463275">
                <text:p>-0.0463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641475">
                <text:p>-3.641475</text:p>
              </table:table-cell>
              <table:table-cell office:value-type="float" office:value="-0.0466275">
                <text:p>-0.04662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636825">
                <text:p>-3.636825</text:p>
              </table:table-cell>
              <table:table-cell office:value-type="float" office:value="-0.0467775">
                <text:p>-0.04677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640275">
                <text:p>-3.640275</text:p>
              </table:table-cell>
              <table:table-cell office:value-type="float" office:value="-0.0469275">
                <text:p>-0.0469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642225">
                <text:p>-3.642225</text:p>
              </table:table-cell>
              <table:table-cell office:value-type="float" office:value="-0.0461775">
                <text:p>-0.0461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638475">
                <text:p>-3.638475</text:p>
              </table:table-cell>
              <table:table-cell office:value-type="float" office:value="-0.0466275">
                <text:p>-0.0466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935025">
                <text:p>-0.935025</text:p>
              </table:table-cell>
              <table:table-cell office:value-type="float" office:value="-0.00147749999999999">
                <text:p>-0.0014774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0877499999999991">
                <text:p>-0.000877499999999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-0.000727499999999992">
                <text:p>-0.000727499999999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-0.000577499999999986">
                <text:p>-0.0005774999999999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525000000000006">
                <text:p>-0.000525000000000006</text:p>
              </table:table-cell>
              <table:table-cell office:value-type="float" office:value="-0.000427499999999988">
                <text:p>-0.0004274999999999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375000000000007">
                <text:p>-0.000375000000000007</text:p>
              </table:table-cell>
              <table:table-cell office:value-type="float" office:value="-0.000277499999999989">
                <text:p>-0.000277499999999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0427499999999988">
                <text:p>-0.000427499999999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877499999999991">
                <text:p>-0.000877499999999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102749999999999">
                <text:p>-0.0010274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427499999999988">
                <text:p>-0.000427499999999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375000000000007">
                <text:p>-0.000375000000000007</text:p>
              </table:table-cell>
              <table:table-cell office:value-type="float" office:value="-0.000577499999999986">
                <text:p>-0.000577499999999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727499999999992">
                <text:p>-0.000727499999999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727499999999992">
                <text:p>-0.0007274999999999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427499999999988">
                <text:p>-0.0004274999999999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0877499999999991">
                <text:p>-0.000877499999999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0277499999999989">
                <text:p>-0.000277499999999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577499999999986">
                <text:p>-0.0005774999999999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0877499999999991">
                <text:p>-0.000877499999999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0877499999999991">
                <text:p>-0.000877499999999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375000000000007">
                <text:p>-0.000375000000000007</text:p>
              </table:table-cell>
              <table:table-cell office:value-type="float" office:value="-0.000577499999999986">
                <text:p>-0.0005774999999999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375000000000007">
                <text:p>-0.000375000000000007</text:p>
              </table:table-cell>
              <table:table-cell office:value-type="float" office:value="-0.000427499999999988">
                <text:p>-0.0004274999999999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375000000000007">
                <text:p>-0.000375000000000007</text:p>
              </table:table-cell>
              <table:table-cell office:value-type="float" office:value="-0.000577499999999986">
                <text:p>-0.0005774999999999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0577499999999986">
                <text:p>-0.0005774999999999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525000000000006">
                <text:p>-0.000525000000000006</text:p>
              </table:table-cell>
              <table:table-cell office:value-type="float" office:value="-0.000427499999999988">
                <text:p>-0.000427499999999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0127499999999991">
                <text:p>-0.000127499999999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0277499999999989">
                <text:p>-0.0002774999999999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675000000000004">
                <text:p>-0.000675000000000004</text:p>
              </table:table-cell>
              <table:table-cell office:value-type="float" office:value="-0.000877499999999991">
                <text:p>-0.000877499999999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525000000000006">
                <text:p>-0.000525000000000006</text:p>
              </table:table-cell>
              <table:table-cell office:value-type="float" office:value="0.000022500000000008">
                <text:p>0.000022500000000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675000000000004">
                <text:p>-0.000675000000000004</text:p>
              </table:table-cell>
              <table:table-cell office:value-type="float" office:value="-0.000727499999999992">
                <text:p>-0.0007274999999999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132749999999999">
                <text:p>-0.001327499999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575">
                <text:p>0.004575</text:p>
              </table:table-cell>
              <table:table-cell office:value-type="float" office:value="0.0855225">
                <text:p>0.0855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6675">
                <text:p>0.036675</text:p>
              </table:table-cell>
              <table:table-cell office:value-type="float" office:value="4.2897225">
                <text:p>4.2897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7425">
                <text:p>0.037425</text:p>
              </table:table-cell>
              <table:table-cell office:value-type="float" office:value="4.3000725">
                <text:p>4.3000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8325">
                <text:p>0.038325</text:p>
              </table:table-cell>
              <table:table-cell office:value-type="float" office:value="4.2895725">
                <text:p>4.2895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8025">
                <text:p>0.038025</text:p>
              </table:table-cell>
              <table:table-cell office:value-type="float" office:value="4.3069725">
                <text:p>4.3069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8475">
                <text:p>0.038475</text:p>
              </table:table-cell>
              <table:table-cell office:value-type="float" office:value="4.2975225">
                <text:p>4.29752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8325">
                <text:p>0.038325</text:p>
              </table:table-cell>
              <table:table-cell office:value-type="float" office:value="4.2978225">
                <text:p>4.2978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8475">
                <text:p>0.038475</text:p>
              </table:table-cell>
              <table:table-cell office:value-type="float" office:value="4.3003725">
                <text:p>4.30037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8475">
                <text:p>0.038475</text:p>
              </table:table-cell>
              <table:table-cell office:value-type="float" office:value="4.3056225">
                <text:p>4.30562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8325">
                <text:p>0.038325</text:p>
              </table:table-cell>
              <table:table-cell office:value-type="float" office:value="4.2958725">
                <text:p>4.2958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8325">
                <text:p>0.038325</text:p>
              </table:table-cell>
              <table:table-cell office:value-type="float" office:value="4.2888225">
                <text:p>4.2888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8025">
                <text:p>0.038025</text:p>
              </table:table-cell>
              <table:table-cell office:value-type="float" office:value="4.3008225">
                <text:p>4.30082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8175">
                <text:p>0.038175</text:p>
              </table:table-cell>
              <table:table-cell office:value-type="float" office:value="4.3093725">
                <text:p>4.30937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8325">
                <text:p>0.038325</text:p>
              </table:table-cell>
              <table:table-cell office:value-type="float" office:value="4.3057725">
                <text:p>4.30577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8025">
                <text:p>0.038025</text:p>
              </table:table-cell>
              <table:table-cell office:value-type="float" office:value="4.3009725">
                <text:p>4.3009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8325">
                <text:p>0.038325</text:p>
              </table:table-cell>
              <table:table-cell office:value-type="float" office:value="4.3069725">
                <text:p>4.30697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8475">
                <text:p>0.038475</text:p>
              </table:table-cell>
              <table:table-cell office:value-type="float" office:value="4.3003725">
                <text:p>4.30037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7875">
                <text:p>0.037875</text:p>
              </table:table-cell>
              <table:table-cell office:value-type="float" office:value="4.3096725">
                <text:p>4.30967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8025">
                <text:p>0.038025</text:p>
              </table:table-cell>
              <table:table-cell office:value-type="float" office:value="4.3023225">
                <text:p>4.3023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8325">
                <text:p>0.038325</text:p>
              </table:table-cell>
              <table:table-cell office:value-type="float" office:value="4.2996225">
                <text:p>4.2996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8625">
                <text:p>0.038625</text:p>
              </table:table-cell>
              <table:table-cell office:value-type="float" office:value="4.2952725">
                <text:p>4.29527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8175">
                <text:p>0.038175</text:p>
              </table:table-cell>
              <table:table-cell office:value-type="float" office:value="4.2990225">
                <text:p>4.2990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8625">
                <text:p>0.038625</text:p>
              </table:table-cell>
              <table:table-cell office:value-type="float" office:value="4.2879225">
                <text:p>4.2879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8175">
                <text:p>0.038175</text:p>
              </table:table-cell>
              <table:table-cell office:value-type="float" office:value="4.2939225">
                <text:p>4.2939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8025">
                <text:p>0.038025</text:p>
              </table:table-cell>
              <table:table-cell office:value-type="float" office:value="4.3035225">
                <text:p>4.30352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8325">
                <text:p>0.038325</text:p>
              </table:table-cell>
              <table:table-cell office:value-type="float" office:value="4.2975225">
                <text:p>4.2975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8475">
                <text:p>0.038475</text:p>
              </table:table-cell>
              <table:table-cell office:value-type="float" office:value="4.3021725">
                <text:p>4.30217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8175">
                <text:p>0.038175</text:p>
              </table:table-cell>
              <table:table-cell office:value-type="float" office:value="4.2996225">
                <text:p>4.29962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8475">
                <text:p>0.038475</text:p>
              </table:table-cell>
              <table:table-cell office:value-type="float" office:value="4.3023225">
                <text:p>4.3023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8475">
                <text:p>0.038475</text:p>
              </table:table-cell>
              <table:table-cell office:value-type="float" office:value="4.3105725">
                <text:p>4.31057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8175">
                <text:p>0.038175</text:p>
              </table:table-cell>
              <table:table-cell office:value-type="float" office:value="4.2991725">
                <text:p>4.29917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8625">
                <text:p>0.038625</text:p>
              </table:table-cell>
              <table:table-cell office:value-type="float" office:value="4.3009725">
                <text:p>4.3009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7875">
                <text:p>0.037875</text:p>
              </table:table-cell>
              <table:table-cell office:value-type="float" office:value="4.2973725">
                <text:p>4.29737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8475">
                <text:p>0.038475</text:p>
              </table:table-cell>
              <table:table-cell office:value-type="float" office:value="4.3072725">
                <text:p>4.3072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8325">
                <text:p>0.038325</text:p>
              </table:table-cell>
              <table:table-cell office:value-type="float" office:value="4.2954225">
                <text:p>4.29542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8325">
                <text:p>0.038325</text:p>
              </table:table-cell>
              <table:table-cell office:value-type="float" office:value="4.2907725">
                <text:p>4.29077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8325">
                <text:p>0.038325</text:p>
              </table:table-cell>
              <table:table-cell office:value-type="float" office:value="4.3027725">
                <text:p>4.30277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8175">
                <text:p>0.038175</text:p>
              </table:table-cell>
              <table:table-cell office:value-type="float" office:value="4.2996225">
                <text:p>4.29962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8025">
                <text:p>0.038025</text:p>
              </table:table-cell>
              <table:table-cell office:value-type="float" office:value="4.2928725">
                <text:p>4.29287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7875">
                <text:p>0.037875</text:p>
              </table:table-cell>
              <table:table-cell office:value-type="float" office:value="4.2955725">
                <text:p>4.2955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8025">
                <text:p>0.038025</text:p>
              </table:table-cell>
              <table:table-cell office:value-type="float" office:value="4.3005225">
                <text:p>4.3005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8175">
                <text:p>0.038175</text:p>
              </table:table-cell>
              <table:table-cell office:value-type="float" office:value="4.2957225">
                <text:p>4.2957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8025">
                <text:p>0.038025</text:p>
              </table:table-cell>
              <table:table-cell office:value-type="float" office:value="4.2886725">
                <text:p>4.28867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8025">
                <text:p>0.038025</text:p>
              </table:table-cell>
              <table:table-cell office:value-type="float" office:value="4.2982725">
                <text:p>4.29827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8025">
                <text:p>0.038025</text:p>
              </table:table-cell>
              <table:table-cell office:value-type="float" office:value="4.3029225">
                <text:p>4.3029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8025">
                <text:p>0.038025</text:p>
              </table:table-cell>
              <table:table-cell office:value-type="float" office:value="4.2978225">
                <text:p>4.2978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8325">
                <text:p>0.038325</text:p>
              </table:table-cell>
              <table:table-cell office:value-type="float" office:value="4.2898725">
                <text:p>4.2898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2375">
                <text:p>0.042375</text:p>
              </table:table-cell>
              <table:table-cell office:value-type="float" office:value="-0.00507749999999999">
                <text:p>-0.00507749999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-0.00297749999999999">
                <text:p>-0.002977499999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237749999999999">
                <text:p>-0.00237749999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282749999999999">
                <text:p>-0.00282749999999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374999999999993">
                <text:p>0.000374999999999993</text:p>
              </table:table-cell>
              <table:table-cell office:value-type="float" office:value="-0.00237749999999999">
                <text:p>-0.00237749999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267749999999999">
                <text:p>-0.0026774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750000000000028">
                <text:p>-0.0000750000000000028</text:p>
              </table:table-cell>
              <table:table-cell office:value-type="float" office:value="-0.00222749999999999">
                <text:p>-0.00222749999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225000000000009">
                <text:p>-0.000225000000000009</text:p>
              </table:table-cell>
              <table:table-cell office:value-type="float" office:value="-0.00237749999999999">
                <text:p>-0.00237749999999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749999999999957">
                <text:p>0.0000749999999999957</text:p>
              </table:table-cell>
              <table:table-cell office:value-type="float" office:value="-0.000577499999999986">
                <text:p>-0.0005774999999999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224999999999994">
                <text:p>0.000224999999999994</text:p>
              </table:table-cell>
              <table:table-cell office:value-type="float" office:value="-0.000727499999999992">
                <text:p>-0.0007274999999999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524999999999992">
                <text:p>0.000524999999999992</text:p>
              </table:table-cell>
              <table:table-cell office:value-type="float" office:value="-0.00117749999999999">
                <text:p>-0.0011774999999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824999999999996">
                <text:p>0.000824999999999996</text:p>
              </table:table-cell>
              <table:table-cell office:value-type="float" office:value="0.00347250000000001">
                <text:p>0.0034725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675000000000004">
                <text:p>-0.000675000000000004</text:p>
              </table:table-cell>
              <table:table-cell office:value-type="float" office:value="-0.000427499999999988">
                <text:p>-0.0004274999999999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112500000000001">
                <text:p>-0.00112500000000001</text:p>
              </table:table-cell>
              <table:table-cell office:value-type="float" office:value="0.00122250000000001">
                <text:p>0.0012225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127500000000001">
                <text:p>-0.00127500000000001</text:p>
              </table:table-cell>
              <table:table-cell office:value-type="float" office:value="0.00137250000000001">
                <text:p>0.0013725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127500000000001">
                <text:p>-0.00127500000000001</text:p>
              </table:table-cell>
              <table:table-cell office:value-type="float" office:value="0.00227250000000001">
                <text:p>0.0022725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1425">
                <text:p>-0.001425</text:p>
              </table:table-cell>
              <table:table-cell office:value-type="float" office:value="0.00197250000000001">
                <text:p>0.0019725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975000000000009">
                <text:p>-0.000975000000000009</text:p>
              </table:table-cell>
              <table:table-cell office:value-type="float" office:value="0.00197250000000001">
                <text:p>0.0019725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1425">
                <text:p>-0.001425</text:p>
              </table:table-cell>
              <table:table-cell office:value-type="float" office:value="0.00212250000000001">
                <text:p>0.0021225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1425">
                <text:p>-0.001425</text:p>
              </table:table-cell>
              <table:table-cell office:value-type="float" office:value="0.00182250000000001">
                <text:p>0.0018225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975000000000009">
                <text:p>-0.000975000000000009</text:p>
              </table:table-cell>
              <table:table-cell office:value-type="float" office:value="0.00242250000000001">
                <text:p>0.002422500000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112500000000001">
                <text:p>-0.00112500000000001</text:p>
              </table:table-cell>
              <table:table-cell office:value-type="float" office:value="0.00227250000000001">
                <text:p>0.0022725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825000000000003">
                <text:p>-0.000825000000000003</text:p>
              </table:table-cell>
              <table:table-cell office:value-type="float" office:value="0.00167250000000001">
                <text:p>0.0016725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127500000000001">
                <text:p>-0.00127500000000001</text:p>
              </table:table-cell>
              <table:table-cell office:value-type="float" office:value="0.00227250000000001">
                <text:p>0.0022725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